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a21be" officeooo:paragraph-rsid="001a21be"/>
    </style:style>
    <style:style style:name="P2" style:family="paragraph" style:parent-style-name="Standard">
      <style:text-properties officeooo:rsid="001a21be" officeooo:paragraph-rsid="001a3869"/>
    </style:style>
    <style:style style:name="P3" style:family="paragraph" style:parent-style-name="Standard">
      <style:text-properties officeooo:rsid="001a21be" officeooo:paragraph-rsid="001b0dd0"/>
    </style:style>
    <style:style style:name="P4" style:family="paragraph" style:parent-style-name="Standard">
      <style:text-properties officeooo:rsid="001a21be" officeooo:paragraph-rsid="001bffed"/>
    </style:style>
    <style:style style:name="P5" style:family="paragraph" style:parent-style-name="Standard">
      <style:text-properties officeooo:rsid="001a21be" officeooo:paragraph-rsid="002538e0"/>
    </style:style>
    <style:style style:name="P6" style:family="paragraph" style:parent-style-name="Standard">
      <style:text-properties fo:font-weight="bold" officeooo:rsid="001a21be" officeooo:paragraph-rsid="001a21be" style:font-weight-asian="bold" style:font-weight-complex="bold"/>
    </style:style>
    <style:style style:name="P7" style:family="paragraph" style:parent-style-name="Standard">
      <style:text-properties fo:font-weight="bold" officeooo:rsid="00293dfa" officeooo:paragraph-rsid="00293dfa" style:font-weight-asian="bold" style:font-weight-complex="bold"/>
    </style:style>
    <style:style style:name="P8" style:family="paragraph" style:parent-style-name="Standard">
      <style:text-properties fo:font-weight="bold" officeooo:rsid="002d98dd" officeooo:paragraph-rsid="00293dfa" style:font-weight-asian="bold" style:font-weight-complex="bold"/>
    </style:style>
    <style:style style:name="P9" style:family="paragraph" style:parent-style-name="Standard">
      <style:text-properties fo:font-weight="bold" officeooo:rsid="004ba406" officeooo:paragraph-rsid="0061d419" style:font-weight-asian="bold" style:font-weight-complex="bold"/>
    </style:style>
    <style:style style:name="P10" style:family="paragraph" style:parent-style-name="Standard">
      <style:text-properties fo:font-weight="bold" officeooo:rsid="00641535" officeooo:paragraph-rsid="00641535" style:font-weight-asian="bold" style:font-weight-complex="bold"/>
    </style:style>
    <style:style style:name="P11" style:family="paragraph" style:parent-style-name="Standard">
      <style:text-properties officeooo:rsid="0020e393" officeooo:paragraph-rsid="0020e393"/>
    </style:style>
    <style:style style:name="P12" style:family="paragraph" style:parent-style-name="Standard">
      <style:text-properties officeooo:rsid="0020e393" officeooo:paragraph-rsid="002538e0"/>
    </style:style>
    <style:style style:name="P13" style:family="paragraph" style:parent-style-name="Standard">
      <style:text-properties officeooo:rsid="00293dfa" officeooo:paragraph-rsid="00293dfa"/>
    </style:style>
    <style:style style:name="P14" style:family="paragraph" style:parent-style-name="Standard">
      <style:text-properties fo:font-weight="normal" officeooo:rsid="0020e393" officeooo:paragraph-rsid="0020e393" style:font-weight-asian="normal" style:font-weight-complex="normal"/>
    </style:style>
    <style:style style:name="P15" style:family="paragraph" style:parent-style-name="Standard">
      <style:text-properties officeooo:rsid="003aa0e0" officeooo:paragraph-rsid="003aa0e0"/>
    </style:style>
    <style:style style:name="P16" style:family="paragraph" style:parent-style-name="Standard">
      <style:text-properties officeooo:rsid="005850f6" officeooo:paragraph-rsid="005850f6"/>
    </style:style>
    <style:style style:name="P17" style:family="paragraph" style:parent-style-name="Standard">
      <style:text-properties officeooo:rsid="003844fc" officeooo:paragraph-rsid="0061d419"/>
    </style:style>
    <style:style style:name="P18" style:family="paragraph" style:parent-style-name="Standard">
      <style:text-properties officeooo:rsid="005a04ea" officeooo:paragraph-rsid="005a04ea"/>
    </style:style>
    <style:style style:name="P19" style:family="paragraph" style:parent-style-name="Standard">
      <style:text-properties officeooo:rsid="004ba406" officeooo:paragraph-rsid="0061d419"/>
    </style:style>
    <style:style style:name="P20" style:family="paragraph" style:parent-style-name="Standard">
      <style:text-properties officeooo:rsid="0026fda4" officeooo:paragraph-rsid="0061d419"/>
    </style:style>
    <style:style style:name="P21" style:family="paragraph" style:parent-style-name="Standard">
      <style:text-properties officeooo:rsid="00641535" officeooo:paragraph-rsid="00641535"/>
    </style:style>
    <style:style style:name="P22" style:family="paragraph" style:parent-style-name="Standard">
      <style:paragraph-properties style:writing-mode="lr-tb"/>
      <style:text-properties officeooo:rsid="001a21be" officeooo:paragraph-rsid="001a3869"/>
    </style:style>
    <style:style style:name="P23" style:family="paragraph" style:parent-style-name="Standard">
      <style:paragraph-properties style:writing-mode="lr-tb"/>
      <style:text-properties officeooo:rsid="00293dfa" officeooo:paragraph-rsid="00293dfa"/>
    </style:style>
    <style:style style:name="P24" style:family="paragraph" style:parent-style-name="Standard">
      <style:paragraph-properties style:writing-mode="lr-tb"/>
      <style:text-properties officeooo:rsid="00293dfa" officeooo:paragraph-rsid="002d98dd"/>
    </style:style>
    <style:style style:name="P25" style:family="paragraph" style:parent-style-name="Standard">
      <style:paragraph-properties fo:text-align="start" style:justify-single-word="false" style:writing-mode="lr-tb"/>
      <style:text-properties officeooo:rsid="00293dfa" officeooo:paragraph-rsid="0044d8e5"/>
    </style:style>
    <style:style style:name="P26" style:family="paragraph" style:parent-style-name="Standard">
      <style:paragraph-properties fo:text-align="start" style:justify-single-word="false" style:writing-mode="lr-tb"/>
      <style:text-properties officeooo:rsid="00293dfa" officeooo:paragraph-rsid="0045d5e7"/>
    </style:style>
    <style:style style:name="P27" style:family="paragraph" style:parent-style-name="Standard">
      <style:paragraph-properties fo:text-align="start" style:justify-single-word="false" style:writing-mode="lr-tb"/>
      <style:text-properties officeooo:rsid="00293dfa" officeooo:paragraph-rsid="00460f73"/>
    </style:style>
    <style:style style:name="P28" style:family="paragraph" style:parent-style-name="Standard">
      <style:paragraph-properties style:writing-mode="lr-tb"/>
      <style:text-properties officeooo:rsid="00293dfa" officeooo:paragraph-rsid="003f77e7"/>
    </style:style>
    <style:style style:name="P29" style:family="paragraph" style:parent-style-name="Standard">
      <style:paragraph-properties style:writing-mode="lr-tb"/>
      <style:text-properties fo:font-weight="normal" officeooo:rsid="00293dfa" officeooo:paragraph-rsid="002d98dd" style:font-weight-asian="normal" style:font-weight-complex="normal"/>
    </style:style>
    <style:style style:name="P30" style:family="paragraph" style:parent-style-name="Standard">
      <style:paragraph-properties fo:text-align="start" style:justify-single-word="false" style:writing-mode="lr-tb"/>
      <style:text-properties fo:font-weight="normal" officeooo:rsid="00293dfa" officeooo:paragraph-rsid="002d98dd" style:font-weight-asian="normal" style:font-weight-complex="normal"/>
    </style:style>
    <style:style style:name="P31" style:family="paragraph" style:parent-style-name="Standard">
      <style:paragraph-properties style:writing-mode="lr-tb"/>
      <style:text-properties officeooo:rsid="005d505c" officeooo:paragraph-rsid="005d505c"/>
    </style:style>
    <style:style style:name="P32" style:family="paragraph" style:parent-style-name="Standard">
      <style:paragraph-properties fo:text-align="start" style:justify-single-word="false" fo:break-before="page" style:writing-mode="lr-tb"/>
      <style:text-properties fo:font-weight="bold" officeooo:rsid="004ba406" officeooo:paragraph-rsid="004ba406" style:font-weight-asian="bold" style:font-weight-complex="bold"/>
    </style:style>
    <style:style style:name="P33" style:family="paragraph" style:parent-style-name="Standard">
      <style:text-properties officeooo:rsid="00641535" officeooo:paragraph-rsid="00641535"/>
    </style:style>
    <style:style style:name="P34" style:family="paragraph" style:parent-style-name="Standard">
      <style:text-properties officeooo:rsid="0065386f" officeooo:paragraph-rsid="0065386f"/>
    </style:style>
    <style:style style:name="P35" style:family="paragraph" style:parent-style-name="Standard">
      <style:text-properties fo:color="#000080" style:font-name="Liberation Sans" fo:language="zxx" fo:country="none" style:text-underline-style="solid" style:text-underline-width="auto" style:text-underline-color="font-color" officeooo:rsid="00641535" officeooo:paragraph-rsid="00641535" style:language-asian="zxx" style:country-asian="none" style:language-complex="zxx" style:country-complex="none"/>
    </style:style>
    <style:style style:name="P36" style:family="paragraph" style:parent-style-name="Standard">
      <style:paragraph-properties style:writing-mode="lr-tb"/>
      <style:text-properties officeooo:rsid="00293dfa" officeooo:paragraph-rsid="002d98dd"/>
    </style:style>
    <style:style style:name="P37" style:family="paragraph" style:parent-style-name="Standard">
      <style:paragraph-properties fo:text-align="start" style:justify-single-word="false" style:writing-mode="lr-tb"/>
      <style:text-properties officeooo:rsid="00293dfa" officeooo:paragraph-rsid="0045d5e7"/>
    </style:style>
    <style:style style:name="P38" style:family="paragraph" style:parent-style-name="Standard">
      <style:paragraph-properties style:writing-mode="lr-tb"/>
      <style:text-properties officeooo:rsid="00293dfa" officeooo:paragraph-rsid="006a5b80"/>
    </style:style>
    <style:style style:name="P39" style:family="paragraph" style:parent-style-name="Standard">
      <style:paragraph-properties fo:text-align="start" style:justify-single-word="false" style:writing-mode="lr-tb"/>
      <style:text-properties fo:font-weight="normal" officeooo:rsid="00293dfa" officeooo:paragraph-rsid="002d98dd" style:font-weight-asian="normal" style:font-weight-complex="normal"/>
    </style:style>
    <style:style style:name="T1" style:family="text">
      <style:text-properties fo:font-variant="normal" fo:text-transform="none" fo:color="#43464b" style:font-name="Liberation Serif" fo:font-size="12pt" fo:letter-spacing="normal" fo:font-style="normal" fo:font-weight="bold" officeooo:rsid="001a3869" style:font-size-asian="12pt" style:font-weight-asian="bold" style:font-size-complex="12pt" style:font-weight-complex="bold" fo:padding="0cm" fo:border="none"/>
    </style:style>
    <style:style style:name="T2" style:family="text">
      <style:text-properties fo:font-variant="normal" fo:text-transform="none" fo:color="#43464b" style:font-name="Liberation Serif" fo:font-size="12pt" fo:letter-spacing="normal" fo:font-style="normal" fo:font-weight="bold" officeooo:rsid="0020e393" style:font-size-asian="12pt" style:font-weight-asian="bold" style:font-size-complex="12pt" style:font-weight-complex="bold" fo:padding="0cm" fo:border="none"/>
    </style:style>
    <style:style style:name="T3" style:family="text">
      <style:text-properties fo:font-variant="normal" fo:text-transform="none" fo:color="#43464b" style:font-name="Liberation Serif" fo:font-size="12pt" fo:letter-spacing="normal" fo:font-style="normal" fo:font-weight="normal" style:font-size-asian="12pt" style:font-weight-asian="normal" style:font-size-complex="12pt" style:font-weight-complex="normal" fo:padding="0cm" fo:border="none"/>
    </style:style>
    <style:style style:name="T4" style:family="text">
      <style:text-properties fo:font-variant="normal" fo:text-transform="none" fo:color="#43464b" style:font-name="Liberation Serif" fo:font-size="12pt" fo:letter-spacing="normal" fo:font-style="normal" fo:font-weight="normal" officeooo:rsid="001a3869" style:font-size-asian="12pt" style:font-weight-asian="normal" style:font-size-complex="12pt" style:font-weight-complex="normal" fo:padding="0cm" fo:border="none"/>
    </style:style>
    <style:style style:name="T5" style:family="text">
      <style:text-properties fo:font-variant="normal" fo:text-transform="none" fo:color="#43464b" style:font-name="Liberation Serif" fo:font-size="12pt" fo:letter-spacing="normal" fo:font-style="normal" fo:font-weight="normal" officeooo:rsid="001b0dd0" style:font-size-asian="12pt" style:font-weight-asian="normal" style:font-size-complex="12pt" style:font-weight-complex="normal" fo:padding="0cm" fo:border="none"/>
    </style:style>
    <style:style style:name="T6" style:family="text">
      <style:text-properties fo:font-variant="normal" fo:text-transform="none" fo:color="#43464b" style:font-name="Liberation Serif" fo:font-size="12pt" fo:letter-spacing="normal" fo:font-style="normal" fo:font-weight="normal" officeooo:rsid="001bffed" style:font-size-asian="12pt" style:font-weight-asian="normal" style:font-size-complex="12pt" style:font-weight-complex="normal" fo:padding="0cm" fo:border="none"/>
    </style:style>
    <style:style style:name="T7" style:family="text">
      <style:text-properties fo:font-variant="normal" fo:text-transform="none" fo:color="#43464b" style:font-name="Liberation Serif" fo:font-size="12pt" fo:letter-spacing="normal" fo:font-style="normal" fo:font-weight="normal" officeooo:rsid="001cedfb" style:font-size-asian="12pt" style:font-weight-asian="normal" style:font-size-complex="12pt" style:font-weight-complex="normal" fo:padding="0cm" fo:border="none"/>
    </style:style>
    <style:style style:name="T8" style:family="text">
      <style:text-properties fo:font-variant="normal" fo:text-transform="none" fo:color="#43464b" style:font-name="Liberation Serif" fo:font-size="12pt" fo:letter-spacing="normal" fo:font-style="normal" fo:font-weight="normal" officeooo:rsid="002538e0" style:font-size-asian="12pt" style:font-weight-asian="normal" style:font-size-complex="12pt" style:font-weight-complex="normal" fo:padding="0cm" fo:border="none"/>
    </style:style>
    <style:style style:name="T9" style:family="text">
      <style:text-properties fo:font-variant="normal" fo:text-transform="none" fo:color="#43464b" style:font-name="Liberation Serif" fo:font-size="12pt" fo:letter-spacing="normal" fo:font-style="normal" fo:font-weight="normal" officeooo:rsid="001f2977" style:font-size-asian="12pt" style:font-weight-asian="normal" style:font-size-complex="12pt" style:font-weight-complex="normal" fo:padding="0cm" fo:border="none"/>
    </style:style>
    <style:style style:name="T10" style:family="text">
      <style:text-properties fo:font-variant="normal" fo:text-transform="none" fo:color="#43464b" style:font-name="Liberation Serif" fo:font-size="12pt" fo:letter-spacing="normal" fo:font-style="normal" fo:font-weight="normal" officeooo:rsid="001e30e9" style:font-size-asian="12pt" style:font-weight-asian="normal" style:font-size-complex="12pt" style:font-weight-complex="normal" fo:padding="0cm" fo:border="none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32ec83" style:font-weight-asian="normal" style:font-weight-complex="normal"/>
    </style:style>
    <style:style style:name="T13" style:family="text">
      <style:text-properties officeooo:rsid="001a63fd"/>
    </style:style>
    <style:style style:name="T14" style:family="text">
      <style:text-properties officeooo:rsid="0023d7ea"/>
    </style:style>
    <style:style style:name="T15" style:family="text">
      <style:text-properties officeooo:rsid="002a49ea"/>
    </style:style>
    <style:style style:name="T16" style:family="text">
      <style:text-properties officeooo:rsid="002d98dd"/>
    </style:style>
    <style:style style:name="T17" style:family="text">
      <style:text-properties officeooo:rsid="002f8ea1"/>
    </style:style>
    <style:style style:name="T18" style:family="text">
      <style:text-properties officeooo:rsid="0030ac71"/>
    </style:style>
    <style:style style:name="T19" style:family="text">
      <style:text-properties officeooo:rsid="0032ec83"/>
    </style:style>
    <style:style style:name="T20" style:family="text">
      <style:text-properties officeooo:rsid="00363fd4"/>
    </style:style>
    <style:style style:name="T21" style:family="text">
      <style:text-properties officeooo:rsid="003693de"/>
    </style:style>
    <style:style style:name="T22" style:family="text">
      <style:text-properties officeooo:rsid="003844fc"/>
    </style:style>
    <style:style style:name="T23" style:family="text">
      <style:text-properties officeooo:rsid="003e8e1a"/>
    </style:style>
    <style:style style:name="T24" style:family="text">
      <style:text-properties officeooo:rsid="003f77e7"/>
    </style:style>
    <style:style style:name="T25" style:family="text">
      <style:text-properties officeooo:rsid="00414bed"/>
    </style:style>
    <style:style style:name="T26" style:family="text">
      <style:text-properties officeooo:rsid="0041f6d7"/>
    </style:style>
    <style:style style:name="T27" style:family="text">
      <style:text-properties officeooo:rsid="00436f18"/>
    </style:style>
    <style:style style:name="T28" style:family="text">
      <style:text-properties officeooo:rsid="0044d8e5"/>
    </style:style>
    <style:style style:name="T29" style:family="text">
      <style:text-properties officeooo:rsid="0045d5e7"/>
    </style:style>
    <style:style style:name="T30" style:family="text">
      <style:text-properties fo:language="pt" fo:country="BR" officeooo:rsid="0045d5e7"/>
    </style:style>
    <style:style style:name="T31" style:family="text">
      <style:text-properties fo:language="pt" fo:country="BR" officeooo:rsid="0069b744"/>
    </style:style>
    <style:style style:name="T32" style:family="text">
      <style:text-properties officeooo:rsid="00460f73"/>
    </style:style>
    <style:style style:name="T33" style:family="text">
      <style:text-properties officeooo:rsid="004773e1"/>
    </style:style>
    <style:style style:name="T34" style:family="text">
      <style:text-properties officeooo:rsid="004817c9"/>
    </style:style>
    <style:style style:name="T35" style:family="text">
      <style:text-properties officeooo:rsid="004ba406"/>
    </style:style>
    <style:style style:name="T36" style:family="text">
      <style:text-properties officeooo:rsid="0055540d"/>
    </style:style>
    <style:style style:name="T37" style:family="text">
      <style:text-properties officeooo:rsid="00566da3"/>
    </style:style>
    <style:style style:name="T38" style:family="text">
      <style:text-properties officeooo:rsid="005850f6"/>
    </style:style>
    <style:style style:name="T39" style:family="text">
      <style:text-properties fo:font-style="italic" officeooo:rsid="00566da3" style:font-style-asian="italic" style:font-style-complex="italic"/>
    </style:style>
    <style:style style:name="T40" style:family="text">
      <style:text-properties fo:font-style="italic" officeooo:rsid="006a5b80" style:font-style-asian="italic" style:font-style-complex="italic"/>
    </style:style>
    <style:style style:name="T41" style:family="text">
      <style:text-properties fo:font-style="italic" fo:font-weight="normal" officeooo:rsid="00414bed" style:font-style-asian="italic" style:font-weight-asian="normal" style:font-style-complex="italic" style:font-weight-complex="normal"/>
    </style:style>
    <style:style style:name="T42" style:family="text">
      <style:text-properties officeooo:rsid="005b551a"/>
    </style:style>
    <style:style style:name="T43" style:family="text">
      <style:text-properties officeooo:rsid="005d1d30"/>
    </style:style>
    <style:style style:name="T44" style:family="text">
      <style:text-properties officeooo:rsid="005e84ec"/>
    </style:style>
    <style:style style:name="T45" style:family="text">
      <style:text-properties officeooo:rsid="005fc8b6"/>
    </style:style>
    <style:style style:name="T46" style:family="text">
      <style:text-properties fo:font-size="11pt" style:font-size-asian="11pt"/>
    </style:style>
    <style:style style:name="T47" style:family="text">
      <style:text-properties officeooo:rsid="0066954e"/>
    </style:style>
    <style:style style:name="T48" style:family="text">
      <style:text-properties officeooo:rsid="0068744c"/>
    </style:style>
    <style:style style:name="T49" style:family="text">
      <style:text-properties officeooo:rsid="0068a91e"/>
    </style:style>
    <style:style style:name="T50" style:family="text">
      <style:text-properties fo:font-style="normal" officeooo:rsid="006a5b80" style:font-style-asian="normal" style:font-style-complex="normal"/>
    </style:style>
    <style:style style:name="T51" style:family="text">
      <style:text-properties fo:font-style="normal" fo:font-weight="normal" officeooo:rsid="00414bed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earch <text:span text:style-name="T13">E</text:span>ngine <text:span text:style-name="T13">O</text:span>ptimization (SEO)</text:p>
      <text:p text:style-name="P1"/>
      <text:p text:style-name="P1"><text:span text:style-name="Strong_20_Emphasis"><text:span text:style-name="T3">SEO é o processo de otimização do seu conteúdo online, para que os motore</text:span></text:span><text:span text:style-name="Strong_20_Emphasis"><text:span text:style-name="T4">s </text:span></text:span><text:span text:style-name="Strong_20_Emphasis"><text:span text:style-name="T3">de busca gostem de mostrá-lo como um dos melhores resultados para as buscas de uma certa palavra-chave.</text:span></text:span></text:p>
      <text:p text:style-name="P1"/>
      <text:p text:style-name="P2"><text:span text:style-name="Strong_20_Emphasis"><text:span text:style-name="T1">Black Hat SEO</text:span></text:span><text:span text:style-name="Strong_20_Emphasis"><text:span text:style-name="T4"> – Usar técnicas para destacar a página nos motores de busca sem levar em conta o conteúdo disponibilizado para o usuário. Resultam em páginas com conteúdo de baixa qualidade e cheias de spam. Geralmente atingem a primeira página dos motores de busca rapidamente mas costumam ser penalizadas ou banidas, resultando em uma prática pouco recomendada para negócios de longo prazo.</text:span></text:span></text:p>
      <text:p text:style-name="P2"><text:span text:style-name="Strong_20_Emphasis"><text:span text:style-name="T4">Técnicas reconhecidas como Black Hat:</text:span></text:span></text:p>
      <text:p text:style-name="P3"><text:span text:style-name="Strong_20_Emphasis"><text:span text:style-name="T5">- Inserir palavras-chave repetidamente para aumentar a densidade e relevância delas numa página;</text:span></text:span></text:p>
      <text:p text:style-name="P3"><text:span text:style-name="Strong_20_Emphasis"><text:span text:style-name="T5">- Inserir texto invisível ao usuário, mas direcionados aos motores de busca;</text:span></text:span></text:p>
      <text:p text:style-name="P22"><text:span text:style-name="Strong_20_Emphasis"><text:span text:style-name="T4">- </text:span></text:span><text:span text:style-name="Strong_20_Emphasis"><text:span text:style-name="T6">Duplicação e cópia de conteúdo com copyright sem dar o devido crédito;</text:span></text:span></text:p>
      <text:p text:style-name="P4"><text:span text:style-name="Strong_20_Emphasis"><text:span text:style-name="T6">- Usar redirecionamento de IP (cloaking) ou redirecionamento via script (doorway page) para mostrar um conteúdo para os motores de busca e outro para os usuários;</text:span></text:span></text:p>
      <text:p text:style-name="P4"><text:span text:style-name="Strong_20_Emphasis"><text:span text:style-name="T6">- </text:span></text:span><text:span text:style-name="Strong_20_Emphasis"><text:span text:style-name="T7">Link </text:span></text:span><text:span text:style-name="Strong_20_Emphasis"><text:span text:style-name="T9">F</text:span></text:span><text:span text:style-name="Strong_20_Emphasis"><text:span text:style-name="T7">arms e Private </text:span></text:span><text:span text:style-name="Strong_20_Emphasis"><text:span text:style-name="T10">B</text:span></text:span><text:span text:style-name="Strong_20_Emphasis"><text:span text:style-name="T7">log </text:span></text:span><text:span text:style-name="Strong_20_Emphasis"><text:span text:style-name="T10">N</text:span></text:span><text:span text:style-name="Strong_20_Emphasis"><text:span text:style-name="T7">etwork: criação de sites e blogs com links mútuos para aumentar a visibilidade nos motores de busca.</text:span></text:span></text:p>
      <text:p text:style-name="P4"/>
      <text:p text:style-name="P5"><text:span text:style-name="Strong_20_Emphasis"><text:span text:style-name="T2">Write Hat</text:span></text:span><text:span text:style-name="Strong_20_Emphasis"><text:span text:style-name="T1"> SEO</text:span></text:span><text:span text:style-name="Strong_20_Emphasis"><text:span text:style-name="T4"> – </text:span></text:span><text:span text:style-name="Strong_20_Emphasis"><text:span text:style-name="T8">Usam técnicas que visam melhorar o conteúdo semântico da página, primando pela qualidade e acessibilidade do conteúdo, resultando em uma posição alta no ranking dos sistemas de busca. É a conduta SEO indicada do ponto de vista ético e de longo prazo.</text:span></text:span></text:p>
      <text:p text:style-name="P12"><text:span text:style-name="Strong_20_Emphasis"><text:span text:style-name="T4">Técnicas reconhecidas como</text:span></text:span><text:span text:style-name="T11"> Write Hat:</text:span></text:p>
      <text:p text:style-name="P14">- <text:span text:style-name="T14">Usar títulos pequenos único e relevante ao conteúdo do site;</text:span></text:p>
      <text:p text:style-name="P14">- <text:span text:style-name="T14">Apresentar conteúdo relevante à proposta do site;</text:span></text:p>
      <text:p text:style-name="P14">- <text:span text:style-name="T14">Descrição ‘meta’ relevante e sem excessos de no máximo 160 caracteres;</text:span></text:p>
      <text:p text:style-name="P14">- <text:span text:style-name="T14">As páginas dever ser preferencialmente acessíveis via links tradicionais ao invés de scripts;</text:span></text:p>
      <text:p text:style-name="P14">- <text:span text:style-name="T14">permitir que os spiders dos motores de busca naveguem pelo site livremente, sem a necessidade de lhe dar com sessões ou cookies;</text:span></text:p>
      <text:p text:style-name="P14">- <text:span text:style-name="T14">Participação em webrings é aceita, desde que sejam sites independentes e condizentes nos tópicos abordados.</text:span></text:p>
      <text:p text:style-name="P11"/>
      <text:p text:style-name="P7">Fatores de ranqueamento do Google:</text:p>
      <text:p text:style-name="P13"/>
      <text:p text:style-name="P13">Como o algoritmo do Google é fechado, os fatores de ranqueamento são, em alguns casos, especulativos: </text:p>
      <text:p text:style-name="P8"/>
      <text:p text:style-name="P23">- Idade do domínio e tempo em que ele está reservado futuramente para a mesma empresa;</text:p>
      <text:p text:style-name="P23">- Palavra chave aparecendo no próprio domínio ou subdomínio;</text:p>
      <text:p text:style-name="P23">- <text:span text:style-name="T15">Extensões de domínio específicas de países(.br, .pt, .jp etc) elevam o ranking para aquele país, mas pode penalizar o mesmo a nível global;</text:span></text:p>
      <text:p text:style-name="P23">- <text:span text:style-name="T32">Links .edu e .gov tem peso especial.</text:span></text:p>
      <text:p text:style-name="P24">- <text:span text:style-name="T15">Palavras-chave no título da página. Títulos breves e descritivos. Título distinto para cada página do site.</text:span></text:p>
      <text:p text:style-name="P24">- <text:span text:style-name="T47">Inserção facultativa de meta tags ‘keywords’;</text:span></text:p>
      <text:p text:style-name="P24">- <text:span text:style-name="T36">Usar a meta tag ‘description’. A mesma deve conter um pequeno sumário sobre o tema abordado pela página. Uma meta tag ‘description’ diferente para cada página;</text:span></text:p>
      <text:p text:style-name="P38">- <text:span text:style-name="T37">Navegação clara e objetiva a partir da </text:span><text:span text:style-name="T39">home </text:span><text:span text:style-name="T50">(l</text:span><text:span text:style-name="T51">ayout amigável com arquitetura lógica</text:span><text:span text:style-name="T50">)</text:span><text:span text:style-name="T37">. Prover ‘breadcrumbs’ para expor ao usuário a estrutura do site.</text:span></text:p>
      <text:p text:style-name="P24">- <text:span text:style-name="T37">URL inteligível e com palavras-chave associadas ao conteúdo da página para a qual apontam podem melhorar a indexação e ranqueamento do site;</text:span></text:p>
      <text:p text:style-name="P24">-<text:span text:style-name="T38">Preparar uma página HTML com um site map para usuários e um arquivo XML contendo um site </text:span><text:soft-page-break/><text:span text:style-name="T38">map para os motores de busca;</text:span></text:p>
      <text:p text:style-name="P24">- <text:span text:style-name="T42">Criar uma página de erro 404 customizada com informações úteis ao usuário;</text:span></text:p>
      <text:p text:style-name="P24">- <text:span text:style-name="T48">O primeiro parágrafo de cada conteúdo texto deve ser o mais rico em informações e palavras-chave.</text:span></text:p>
      <text:p text:style-name="P31">- <text:span text:style-name="T44">Texto dos links devem ser concisos e descritivos. Links devem ser estilizados para serem simples de perceber em meio ao resto do texto da página. Devem conter o atributo ‘title’;</text:span></text:p>
      <text:p text:style-name="P24">- <text:span text:style-name="T16">Palavras-chave aparecendo no H1/H2/H3 da página. Uso inteligente dos cabeçalhos;</text:span></text:p>
      <text:p text:style-name="P24">- <text:span text:style-name="T45">Usar robots.txt para limitar o acesso dos motores de busca a determinadas páginas. Usar o atributo ‘rel=”nofollow”’ nos links que não devem ser seguidos pelo motor de busca;</text:span></text:p>
      <text:p text:style-name="P24">- <text:span text:style-name="T17">Frequência alta de determinada palavra-chave no texto é um fator de relevância sobre tal assunto;</text:span></text:p>
      <text:p text:style-name="P24">- <text:span text:style-name="T17">Velocidade de carregamento da página, tanto pelo spider, quanto pelos dados dos usuários do Google Chrome;</text:span></text:p>
      <text:p text:style-name="P28">-<text:span text:style-name="T18">Imagens com nomes relevantes e atributos ‘alt’. Presença de vídeos, imagens e Listas são usados como indicador de qualidade de conteúdo;</text:span></text:p>
      <text:p text:style-name="P24">- <text:span text:style-name="T18">Data, frequência e quantidade de dados atualizados no conteúdo (páginas mais recentes ganham pontos no ranqueamento, especialmente para conteúdos sensíveis ao tempo);</text:span></text:p>
      <text:p text:style-name="P29">- <text:span text:style-name="T20">Link para fontes externas confiáveis e compatíveis com o tema da página;</text:span></text:p>
      <text:p text:style-name="P29">- <text:span text:style-name="T21">Páginas de referência forte apontando para o seu site;</text:span></text:p>
      <text:p text:style-name="P29">- <text:span text:style-name="T22">Páginas com erros de HTML e que não passam na validação W3C são penalizadas (indicador de baixa qualidade);</text:span></text:p>
      <text:p text:style-name="P30">- <text:span text:style-name="T23">Quantidade alta de links internos para determinada página, aumenta a importância de tal página;</text:span></text:p>
      <text:p text:style-name="P30">- <text:span text:style-name="T49">Evitar mais de 100 links por páginas;</text:span></text:p>
      <text:p text:style-name="P30">- <text:span text:style-name="T23">Muitos links quebrados penalizam a página;</text:span></text:p>
      <text:p text:style-name="P30">- <text:span text:style-name="T23">Tamanho e profundidade da URL: URLs menores e mais próximas da raiz são melhor ranqueadas;</text:span></text:p>
      <text:p text:style-name="P30">- <text:span text:style-name="T25">Páginas com alguma forma de ‘fale conosco’, termos de serviços/informações sobre privacidade são melhor ranqueadas;</text:span></text:p>
      <text:p text:style-name="P30">- <text:span text:style-name="T27">Site fora do ar frequentemente penaliza o ranqueamento;</text:span></text:p>
      <text:p text:style-name="P30">- <text:span text:style-name="T27">Sites com certificado SSL e Https é melhor ranqueado;</text:span></text:p>
      <text:p text:style-name="P25">- <text:span text:style-name="T28">Ser mobile friendly é um fator positivo para o ranking, principalmente quando a busca é realizada em um dispositivo móvel;</text:span></text:p>
      <text:p text:style-name="P27">- <text:span text:style-name="T34">Referencias na wikipédia, mesmo com tais links sendo do tipo ‘nofollow’. O mesmo acontece para links nas redes sociais, parecem ter peso positivo no ranqueamento;</text:span></text:p>
      <text:p text:style-name="P27">- <text:span text:style-name="T34">O tempo de permanência do usuário na página e se tal usuário retorna posteriormente são usados como métrica de qualidade do conteúdo da mesma;</text:span></text:p>
      <text:p text:style-name="P27">- <text:span text:style-name="T35">Deve-se evitar redirects;</text:span></text:p>
      <text:p text:style-name="P26">- <text:span text:style-name="T29">Uso do Google Analytics e Google Webmaster Tools </text:span><text:span text:style-name="T30">parece ter um efeito positivo no ranqueamento;</text:span></text:p>
      <text:p text:style-name="P26"><text:span text:style-name="T30">-</text:span><text:span text:style-name="T31"> Cadastrar o sitemap.xml, robots.txt, país e domínio de preferência no Google Webmaster Tools.</text:span></text:p>
      <text:p text:style-name="P32">Fontes oficiais do Google</text:p>
      <text:p text:style-name="P26"/>
      <text:p text:style-name="P26"><text:a xlink:type="simple" xlink:href="https://static.googleusercontent.com/media/www.google.com/pt-BR//webmasters/docs/search-engine-optimization-starter-guide.pdf" text:style-name="Internet_20_link" text:visited-style-name="Visited_20_Internet_20_Link"><text:span text:style-name="T29">https://static.googleusercontent.com/media/www.google.com/pt-BR//webmasters/docs/search-engine-optimization-starter-guide.pdf</text:span></text:a></text:p>
      <text:p text:style-name="P26"/>
      <text:p text:style-name="P15"><text:a xlink:type="simple" xlink:href="https://static.googleusercontent.com/media/www.google.com/pt-BR//insidesearch/howsearchworks/assets/searchqualityevaluatorguidelines.pdf" text:style-name="Internet_20_link" text:visited-style-name="Visited_20_Internet_20_Link">https://static.googleusercontent.com/media/www.google.com/pt-BR//insidesearch/howsearchworks/assets/searchqualityevaluatorguidelines.pdf</text:a></text:p>
      <text:p text:style-name="P16"/>
      <text:p text:style-name="P16">Sobre a criação de site maps</text:p>
      <text:p text:style-name="P16"/>
      <text:p text:style-name="P16"><text:a xlink:type="simple" xlink:href="https://support.google.com/webmasters/answer/156184?hl=pt-BR&amp;ref_topic=4581190" text:style-name="Internet_20_link" text:visited-style-name="Visited_20_Internet_20_Link">https://support.google.com/webmasters/answer/156184?hl=pt-BR&amp;ref_topic=4581190</text:a></text:p>
      <text:p text:style-name="P16"/>
      <text:p text:style-name="P18">Sobre páginas 404 customizadas</text:p>
      <text:p text:style-name="P18"/>
      <text:p text:style-name="P18"><text:a xlink:type="simple" xlink:href="https://support.google.com/webmasters/answer/93641" text:style-name="Internet_20_link" text:visited-style-name="Visited_20_Internet_20_Link">https://support.google.com/webmasters/answer/93641</text:a></text:p>
      <text:p text:style-name="P18"/>
      <text:p text:style-name="P18"/>
      <text:p text:style-name="P9">Fontes de terceiros</text:p>
      <text:p text:style-name="P19"/>
      <text:p text:style-name="P19">https://pt.wikipedia.org/wiki/Otimiza%C3%A7%C3%A3o_para_motores_de_busca</text:p>
      <text:p text:style-name="P20"/>
      <text:p text:style-name="P19">http://neilpatel.com/br/o-que-e-seo-o-guia-completo-da-otimizacao-dos-motores-de-busca/</text:p>
      <text:p text:style-name="P20"/>
      <text:p text:style-name="P17"><text:a xlink:type="simple" xlink:href="http://backlinko.com/google-ranking-factors" text:style-name="Internet_20_link" text:visited-style-name="Visited_20_Internet_20_Link">http://backlinko.com/google-ranking-factors</text:a></text:p>
      <text:p text:style-name="P17"/>
      <text:p text:style-name="P17"/>
      <text:p text:style-name="P10">Estudo de caso</text:p>
      <text:p text:style-name="P21"/>
      <text:p text:style-name="P21"><text:a xlink:type="simple" xlink:href="http://www.cidade-brasil.com.br/" text:style-name="Internet_20_link" text:visited-style-name="Visited_20_Internet_20_Link">http://www.cidade-brasil.com.br/</text:a></text:p>
      <text:p text:style-name="P21"/>
      <text:p text:style-name="P35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style:font-name="Calibri" fo:font-family="Calibri" style:font-family-generic="roman" style:font-pitch="variable" fo:font-size="12pt" style:font-size-asian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9-17T18:43:00</meta:creation-date>
    <dc:date>2017-06-23T09:10:29.477000000</dc:date>
    <meta:editing-duration>PT18H17M9S</meta:editing-duration>
    <meta:editing-cycles>79</meta:editing-cycles>
    <meta:generator>LibreOffice/4.3.3.2$Windows_x86 LibreOffice_project/9bb7eadab57b6755b1265afa86e04bf45fbfc644</meta:generator>
    <meta:initial-creator>Lucas VGR</meta:initial-creator>
    <meta:document-statistic meta:table-count="0" meta:image-count="0" meta:object-count="0" meta:page-count="3" meta:paragraph-count="67" meta:word-count="957" meta:character-count="6438" meta:non-whitespace-character-count="5545"/>
  </office:meta>
</office:document-meta>
</file>